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</text:p>
      <text:p text:style-name="P2"/>
      <text:list xml:id="list7443798613471294281" text:style-name="L2">
        <text:list-item>
          <text:p text:style-name="P3">Oberflächenaufbau</text:p>
          <text:list>
            <text:list-item>
              <text:p text:style-name="P3">erster Start(wenn kein Feed vorhanden) → Dialog Feeds hinzufügen</text:p>
              <text:list>
                <text:list-item>
                  <text:p text:style-name="P3">Auswahlliste mit vorgegebenen Feeds</text:p>
                </text:list-item>
                <text:list-item>
                  <text:p text:style-name="P3">unter Sonstiger Feed → Eingabe einer beliebigen URL</text:p>
                </text:list-item>
                <text:list-item>
                  <text:p text:style-name="P3">Ansonsten wird dieser Dialog über ein + geöffnet</text:p>
                </text:list-item>
              </text:list>
            </text:list-item>
          </text:list>
        </text:list-item>
      </text:list>
      <text:p text:style-name="P2"/>
      <text:p text:style-name="P2">Aufbau des Feed-Readers:</text:p>
      <text:p text:style-name="P2"/>
      <text:p text:style-name="P2">erster Frame:</text:p>
      <text:p text:style-name="P2"><text:tab/>links Menüleiste mit mit Kacheln</text:p>
      <text:list xml:id="list4956459675247150950" text:style-name="L3">
        <text:list-item>
          <text:list>
            <text:list-item>
              <text:list>
                <text:list-item>
                  <text:p text:style-name="P4">Kachel = eigentlicher Reader</text:p>
                  <text:p text:style-name="P4">zunächst Ordnerstruktur mit allen Ordner/Rubriken</text:p>
                  <text:p text:style-name="P4">Wird Rubrik angeklickt --&gt;Feeds können gelesen werden</text:p>
                </text:list-item>
                <text:list-item>
                  <text:p text:style-name="P4">Kachel = Seite mit Plus → um Seiten hinzufügen zu können.</text:p>
                  <text:p text:style-name="P4">Es öffnet sich ein Dialog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Eberhardt</meta:initial-creator>
    <meta:creation-date>2017-05-29T13:57:59.62</meta:creation-date>
    <meta:document-statistic meta:table-count="0" meta:image-count="0" meta:object-count="0" meta:page-count="1" meta:paragraph-count="14" meta:word-count="81" meta:character-count="519"/>
    <dc:date>2017-05-29T14:50:46.97</dc:date>
    <dc:creator>Alexander Eberhardt</dc:creator>
    <meta:editing-duration>PT6M17S</meta:editing-duration>
    <meta:editing-cycles>1</meta:editing-cycles>
    <meta:generator>OpenOffice/4.1.1$Win32 OpenOffice.org_project/411m6$Build-9775</meta:generator>
  </office:meta>
</office:document-meta>
</file>